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602" officeooo:paragraph-rsid="0008d602"/>
    </style:style>
    <style:style style:name="P2" style:family="paragraph" style:parent-style-name="Standard">
      <style:text-properties style:text-underline-style="solid" style:text-underline-width="auto" style:text-underline-color="font-color" officeooo:rsid="0008d602" officeooo:paragraph-rsid="0008d60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d602" officeooo:paragraph-rsid="001c6ce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c4fb1" officeooo:paragraph-rsid="000c4fb1"/>
    </style:style>
    <style:style style:name="P5" style:family="paragraph" style:parent-style-name="Standard">
      <style:text-properties style:text-underline-style="solid" style:text-underline-width="auto" style:text-underline-color="font-color" officeooo:rsid="000f664d" officeooo:paragraph-rsid="000f664d"/>
    </style:style>
    <style:style style:name="P6" style:family="paragraph" style:parent-style-name="Standard">
      <style:text-properties style:text-underline-style="solid" style:text-underline-width="auto" style:text-underline-color="font-color" officeooo:rsid="0015f9c7" officeooo:paragraph-rsid="0015f9c7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c6cec" officeooo:paragraph-rsid="001c6cec" style:font-weight-asian="normal" style:font-weight-complex="normal"/>
    </style:style>
    <style:style style:name="P8" style:family="paragraph" style:parent-style-name="Standard">
      <style:text-properties officeooo:rsid="0009edac" officeooo:paragraph-rsid="0009edac"/>
    </style:style>
    <style:style style:name="P9" style:family="paragraph" style:parent-style-name="Standard">
      <style:text-properties officeooo:rsid="000c4fb1" officeooo:paragraph-rsid="000c4fb1"/>
    </style:style>
    <style:style style:name="P10" style:family="paragraph" style:parent-style-name="Standard">
      <style:text-properties officeooo:rsid="000e47a3" officeooo:paragraph-rsid="000e47a3"/>
    </style:style>
    <style:style style:name="P11" style:family="paragraph" style:parent-style-name="Standard">
      <style:text-properties officeooo:rsid="000f664d" officeooo:paragraph-rsid="000f664d"/>
    </style:style>
    <style:style style:name="P12" style:family="paragraph" style:parent-style-name="Standard">
      <style:text-properties officeooo:rsid="00105e10" officeooo:paragraph-rsid="00105e10"/>
    </style:style>
    <style:style style:name="P13" style:family="paragraph" style:parent-style-name="Standard">
      <style:text-properties officeooo:rsid="0011404b" officeooo:paragraph-rsid="0011404b"/>
    </style:style>
    <style:style style:name="P14" style:family="paragraph" style:parent-style-name="Standard">
      <style:text-properties officeooo:rsid="001187db" officeooo:paragraph-rsid="001187db"/>
    </style:style>
    <style:style style:name="P15" style:family="paragraph" style:parent-style-name="Standard">
      <style:text-properties officeooo:rsid="001187db" officeooo:paragraph-rsid="0012071a"/>
    </style:style>
    <style:style style:name="P16" style:family="paragraph" style:parent-style-name="Standard">
      <style:text-properties officeooo:rsid="0015f9c7" officeooo:paragraph-rsid="0015f9c7"/>
    </style:style>
    <style:style style:name="P17" style:family="paragraph" style:parent-style-name="Standard">
      <style:text-properties officeooo:rsid="001779b9" officeooo:paragraph-rsid="001779b9"/>
    </style:style>
    <style:style style:name="P18" style:family="paragraph" style:parent-style-name="Standard">
      <style:text-properties officeooo:rsid="0019646c" officeooo:paragraph-rsid="0019646c"/>
    </style:style>
    <style:style style:name="P19" style:family="paragraph" style:parent-style-name="Standard">
      <style:text-properties style:text-underline-style="none" fo:font-weight="normal" officeooo:rsid="001c6cec" officeooo:paragraph-rsid="001c6cec" style:font-weight-asian="normal" style:font-weight-complex="normal"/>
    </style:style>
    <style:style style:name="T1" style:family="text">
      <style:text-properties officeooo:rsid="0009edac"/>
    </style:style>
    <style:style style:name="T2" style:family="text">
      <style:text-properties officeooo:rsid="000e47a3"/>
    </style:style>
    <style:style style:name="T3" style:family="text">
      <style:text-properties officeooo:rsid="000eee74"/>
    </style:style>
    <style:style style:name="T4" style:family="text">
      <style:text-properties officeooo:rsid="00105e10"/>
    </style:style>
    <style:style style:name="T5" style:family="text">
      <style:text-properties officeooo:rsid="0011404b"/>
    </style:style>
    <style:style style:name="T6" style:family="text">
      <style:text-properties officeooo:rsid="001187db"/>
    </style:style>
    <style:style style:name="T7" style:family="text">
      <style:text-properties officeooo:rsid="0012071a"/>
    </style:style>
    <style:style style:name="T8" style:family="text">
      <style:text-properties officeooo:rsid="0013eb05"/>
    </style:style>
    <style:style style:name="T9" style:family="text">
      <style:text-properties officeooo:rsid="001779b9"/>
    </style:style>
    <style:style style:name="T10" style:family="text">
      <style:text-properties officeooo:rsid="0019646c"/>
    </style:style>
    <style:style style:name="T11" style:family="text">
      <style:text-properties officeooo:rsid="001c6c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CHAPTER 3: MECHANICAL APTITUDE</text:span></text:p>
      <text:p text:style-name="P3"/>
      <text:p text:style-name="P3"/>
      <text:p text:style-name="P7">SHOP ARITHMETIC</text:p>
      <text:p text:style-name="P7"/>
      <text:p text:style-name="P19">1. B 482</text:p>
      <text:p text:style-name="P19">2. D 12</text:p>
      <text:p text:style-name="P3"/>
      <text:p text:style-name="P3"/>
      <text:p text:style-name="P3"/>
      <text:p text:style-name="P3">CHAPTER 5: INTERPRETING SYMBOLS</text:p>
      <text:p text:style-name="P1"/>
      <text:p text:style-name="P1"/>
      <text:p text:style-name="P2">SYMBOL SERIES</text:p>
      <text:p text:style-name="P1"/>
      <text:p text:style-name="P1">1. B</text:p>
      <text:p text:style-name="P1">2. C</text:p>
      <text:p text:style-name="P1">3. E</text:p>
      <text:p text:style-name="P1">4. C</text:p>
      <text:p text:style-name="P1">5. A</text:p>
      <text:p text:style-name="P1">6. E</text:p>
      <text:p text:style-name="P1">7. D</text:p>
      <text:p text:style-name="P1">8. B</text:p>
      <text:p text:style-name="P1">9. A</text:p>
      <text:p text:style-name="P1">10. E</text:p>
      <text:p text:style-name="P1">11. D</text:p>
      <text:p text:style-name="P1">12. C</text:p>
      <text:p text:style-name="P1">13. B</text:p>
      <text:p text:style-name="P1">14. E</text:p>
      <text:p text:style-name="P1">15. E</text:p>
      <text:p text:style-name="P1">16. D</text:p>
      <text:p text:style-name="P1">17. B</text:p>
      <text:p text:style-name="P1">18. B</text:p>
      <text:p text:style-name="P1">19. E</text:p>
      <text:p text:style-name="P1">20. C</text:p>
      <text:p text:style-name="P1">21. E</text:p>
      <text:p text:style-name="P1">22. A</text:p>
      <text:p text:style-name="P1">23. D</text:p>
      <text:p text:style-name="P1">24. B</text:p>
      <text:p text:style-name="P1">25. B</text:p>
      <text:p text:style-name="P1">26. D</text:p>
      <text:p text:style-name="P1">27. C</text:p>
      <text:p text:style-name="P1">28. <text:span text:style-name="T1">A</text:span></text:p>
      <text:p text:style-name="P8">29. C</text:p>
      <text:p text:style-name="P8">30. A</text:p>
      <text:p text:style-name="P8"/>
      <text:p text:style-name="P8"/>
      <text:p text:style-name="P4">SYMBOL ANALOGIES</text:p>
      <text:p text:style-name="P9"/>
      <text:p text:style-name="P9">1. A</text:p>
      <text:p text:style-name="P9">2. E</text:p>
      <text:p text:style-name="P9">3. A</text:p>
      <text:p text:style-name="P9"><text:soft-page-break/>4. A</text:p>
      <text:p text:style-name="P9">5. B</text:p>
      <text:p text:style-name="P9">6. D</text:p>
      <text:p text:style-name="P9">7. B</text:p>
      <text:p text:style-name="P9">8. <text:span text:style-name="T2">E</text:span></text:p>
      <text:p text:style-name="P9">9. A</text:p>
      <text:p text:style-name="P9">10. <text:span text:style-name="T2">E</text:span></text:p>
      <text:p text:style-name="P10">11. A</text:p>
      <text:p text:style-name="P10">12. C</text:p>
      <text:p text:style-name="P10">13. E</text:p>
      <text:p text:style-name="P10">14. <text:span text:style-name="T3">D</text:span></text:p>
      <text:p text:style-name="P10">15. B</text:p>
      <text:p text:style-name="P10">16. A</text:p>
      <text:p text:style-name="P10">17. C</text:p>
      <text:p text:style-name="P10">18. B</text:p>
      <text:p text:style-name="P10">19. A</text:p>
      <text:p text:style-name="P10">20. C</text:p>
      <text:p text:style-name="P10">21. C</text:p>
      <text:p text:style-name="P10">22. B</text:p>
      <text:p text:style-name="P10">23. B</text:p>
      <text:p text:style-name="P10">24. A</text:p>
      <text:p text:style-name="P10">25. B</text:p>
      <text:p text:style-name="P10">26. B</text:p>
      <text:p text:style-name="P10">27. D</text:p>
      <text:p text:style-name="P10">28. E</text:p>
      <text:p text:style-name="P10">29. <text:span text:style-name="T3">A</text:span></text:p>
      <text:p text:style-name="P10">30. <text:span text:style-name="T3">A</text:span></text:p>
      <text:p text:style-name="P9"/>
      <text:p text:style-name="P9"/>
      <text:p text:style-name="P5">SORTING AND CLASSIFYING FIGURES</text:p>
      <text:p text:style-name="P11"/>
      <text:p text:style-name="P11">1. <text:span text:style-name="T4">D</text:span></text:p>
      <text:p text:style-name="P12">2. E</text:p>
      <text:p text:style-name="P12">3. A</text:p>
      <text:p text:style-name="P12">4. <text:span text:style-name="T5">E</text:span></text:p>
      <text:p text:style-name="P13">5. E</text:p>
      <text:p text:style-name="P13">6. A</text:p>
      <text:p text:style-name="P13">7. C</text:p>
      <text:p text:style-name="P13">8. B</text:p>
      <text:p text:style-name="P13">9. D</text:p>
      <text:p text:style-name="P13">10. B</text:p>
      <text:p text:style-name="P13">11. D</text:p>
      <text:p text:style-name="P13">12. <text:span text:style-name="T8">C</text:span></text:p>
      <text:p text:style-name="P13">13. <text:span text:style-name="T6">A</text:span></text:p>
      <text:p text:style-name="P14">14. B</text:p>
      <text:p text:style-name="P14">15. <text:span text:style-name="T8">A</text:span></text:p>
      <text:p text:style-name="P14">16. C</text:p>
      <text:p text:style-name="P14">17. D</text:p>
      <text:p text:style-name="P14">18. C</text:p>
      <text:p text:style-name="P14">19. B</text:p>
      <text:p text:style-name="P14">20. C</text:p>
      <text:p text:style-name="P14">21. A</text:p>
      <text:p text:style-name="P14"><text:soft-page-break/>22. <text:span text:style-name="T8">C</text:span></text:p>
      <text:p text:style-name="P14">23. D</text:p>
      <text:p text:style-name="P14">24. B</text:p>
      <text:p text:style-name="P15">25. <text:span text:style-name="T7">A</text:span></text:p>
      <text:p text:style-name="P15"><text:span text:style-name="T7">26. E</text:span></text:p>
      <text:p text:style-name="P15"><text:span text:style-name="T7">27. E</text:span></text:p>
      <text:p text:style-name="P15"><text:span text:style-name="T7">28. B</text:span></text:p>
      <text:p text:style-name="P15"><text:span text:style-name="T7">29. A</text:span></text:p>
      <text:p text:style-name="P15"><text:span text:style-name="T7">30. D</text:span> </text:p>
      <text:p text:style-name="P11"/>
      <text:p text:style-name="P11"/>
      <text:p text:style-name="P6">SERIES REASONING</text:p>
      <text:p text:style-name="P16"/>
      <text:p text:style-name="P16">1. A 14</text:p>
      <text:p text:style-name="P16">2. D 17</text:p>
      <text:p text:style-name="P16">3. C 0.6</text:p>
      <text:p text:style-name="P16">4. B N18</text:p>
      <text:p text:style-name="P16">5. A HGF</text:p>
      <text:p text:style-name="P16">6. C 76</text:p>
      <text:p text:style-name="P16">7. B 27</text:p>
      <text:p text:style-name="P16">8. B 81</text:p>
      <text:p text:style-name="P16">9. <text:span text:style-name="T9">A 0.0001</text:span></text:p>
      <text:p text:style-name="P17">10. D 23</text:p>
      <text:p text:style-name="P17">11. C 6</text:p>
      <text:p text:style-name="P17">12. D 30</text:p>
      <text:p text:style-name="P17">13. A UAV</text:p>
      <text:p text:style-name="P17">14. D D2E2F2</text:p>
      <text:p text:style-name="P17">15. C YGH</text:p>
      <text:p text:style-name="P17">16. A FOG</text:p>
      <text:p text:style-name="P17">17. A TUT</text:p>
      <text:p text:style-name="P17">18. D VE7</text:p>
      <text:p text:style-name="P17">19. C 56</text:p>
      <text:p text:style-name="P17">20. A 15</text:p>
      <text:p text:style-name="P17">21. B 31</text:p>
      <text:p text:style-name="P17">22. B 148</text:p>
      <text:p text:style-name="P17">23. C 5/6</text:p>
      <text:p text:style-name="P17">24. D XIX</text:p>
      <text:p text:style-name="P17">25. <text:span text:style-name="T10">B 19</text:span></text:p>
      <text:p text:style-name="P18">26. C 21</text:p>
      <text:p text:style-name="P18">27. B 17</text:p>
      <text:p text:style-name="P18">28. C 12</text:p>
      <text:p text:style-name="P18">29. C 162</text:p>
      <text:p text:style-name="P18">30. A 8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2:04:29.281549173</meta:creation-date>
    <meta:generator>LibreOffice/6.0.5.2$Linux_X86_64 LibreOffice_project/00m0$Build-2</meta:generator>
    <dc:date>2018-08-27T01:30:32.837701081</dc:date>
    <meta:editing-duration>PT24M9S</meta:editing-duration>
    <meta:editing-cycles>7</meta:editing-cycles>
    <meta:document-statistic meta:table-count="0" meta:image-count="0" meta:object-count="0" meta:page-count="6" meta:paragraph-count="129" meta:word-count="296" meta:character-count="840" meta:non-whitespace-character-count="672"/>
  </office:meta>
</office:document-meta>
</file>